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Roboto" svg:font-family="Roboto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df7" officeooo:paragraph-rsid="001a7df7"/>
    </style:style>
    <style:style style:name="P2" style:family="paragraph" style:parent-style-name="Standard">
      <style:paragraph-properties fo:text-align="start" style:justify-single-word="false"/>
      <style:text-properties officeooo:rsid="001a7df7" officeooo:paragraph-rsid="001a7df7"/>
    </style:style>
    <style:style style:name="P3" style:family="paragraph" style:parent-style-name="Standard">
      <style:paragraph-properties fo:text-align="center" style:justify-single-word="false"/>
      <style:text-properties fo:font-size="16pt" officeooo:rsid="001a7df7" officeooo:paragraph-rsid="001a7df7" style:font-size-asian="16pt" style:font-size-complex="16p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1a7df7" officeooo:paragraph-rsid="001a7df7"/>
    </style:style>
    <style:style style:name="P5" style:family="paragraph" style:parent-style-name="Text_20_body">
      <style:text-properties fo:font-variant="normal" fo:text-transform="none" style:font-name="Roboto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1a7df7" officeooo:paragraph-rsid="001a7df7"/>
    </style:style>
    <style:style style:name="P10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12" style:family="paragraph" style:parent-style-name="Text_20_body" style:list-style-name="L2">
      <style:paragraph-properties fo:margin-top="0cm" fo:margin-bottom="0cm" loext:contextual-spacing="false" fo:orphans="2" fo:widows="2" fo:padding="0cm" fo:border="none"/>
    </style:style>
    <style:style style:name="P13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loext:contextual-spacing="false" fo:line-height="160%" fo:orphans="2" fo:widows="2" fo:text-indent="0cm" style:auto-text-indent="false" fo:background-color="#ffffff" fo:padding="0cm" fo:border="none"/>
    </style:style>
    <style:style style:name="P14" style:family="paragraph" style:parent-style-name="Preformatted_20_Text">
      <loext:graphic-properties draw:fill="solid" draw:fill-color="#e0e0e0" draw:opacity="100%"/>
      <style:paragraph-properties fo:margin-left="0cm" fo:margin-right="0cm" fo:margin-top="0cm" fo:margin-bottom="0.265cm" loext:contextual-spacing="false" fo:line-height="158%" fo:text-align="start" style:justify-single-word="false" fo:orphans="2" fo:widows="2" fo:text-indent="0cm" style:auto-text-indent="false" fo:background-color="#e0e0e0" fo:padding="0cm" fo:border="none"/>
      <style:text-properties fo:font-variant="normal" fo:text-transform="none" style:font-name="Consolas" fo:font-size="11.25pt" fo:letter-spacing="normal" fo:font-style="normal" fo:font-weight="normal"/>
    </style:style>
    <style:style style:name="P15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fo:letter-spacing="normal"/>
    </style:style>
    <style:style style:name="P16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style:font-name="Consolas" fo:font-size="11.25pt" fo:letter-spacing="normal" fo:font-style="normal" fo:font-weight="normal"/>
    </style:style>
    <style:style style:name="P17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</style:style>
    <style:style style:name="T1" style:family="text">
      <style:text-properties officeooo:rsid="001a7df7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 officeooo:rsid="001a7df7"/>
    </style:style>
    <style:style style:name="T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font-name="sans-serif" fo:letter-spacing="normal" fo:font-style="normal" fo:font-weight="bold"/>
    </style:style>
    <style:style style:name="T7" style:family="text">
      <style:text-properties fo:font-variant="normal" fo:text-transform="none" fo:color="#54595d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Consolas" fo:font-size="11.25pt" fo:letter-spacing="normal" fo:font-style="normal" fo:font-weight="normal"/>
    </style:style>
    <style:style style:name="T10" style:family="text">
      <style:text-properties style:font-name="Consolas" fo:font-size="11.25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віт по лабораторній роботі на тему:<text:line-break/>“Побудова опуклої оболонки методом QuickHull”</text:p>
      <text:p text:style-name="P1">Виконав :Дзундза Станіслав Васильович</text:p>
      <text:p text:style-name="P2"/>
      <text:p text:style-name="P4">Алгоритм можна розбити на наступні етапи:</text:p>
      <text:list xml:id="list3002354022" text:style-name="L1">
        <text:list-item>
          <text:p text:style-name="P6">Знайти точки з мінімальною і максимальною<draw:frame draw:style-name="fr1" draw:name="Frame1" text:anchor-type="char" svg:width="0.041cm" draw:z-index="0"><draw:text-box fo:min-height="0.041cm"><text:p text:style-name="Text_20_body"/></draw:text-box></draw:frame> <text:span text:style-name="T1">х </text:span>координатою, вони зобов'язані бути частиною опуклої оболонки.</text:p>
        </text:list-item>
        <text:list-item>
          <text:p text:style-name="P10">Використовуючи лінію, утворену двома точками розділити всю множину точок на дві підмножини, які будуть оброблятися рекурсивно.</text:p>
        </text:list-item>
        <text:list-item>
          <text:p text:style-name="P11"><text:span text:style-name="T2">Визначити точку, на одній стороні лінії, з максимальною відстанню від лінії. Знайдені до цього дві точки утворюють з цією точкою </text:span><text:span text:style-name="T3">трикутник </text:span><text:span text:style-name="T2">з найбільшою площею.</text:span></text:p>
        </text:list-item>
        <text:list-item>
          <text:p text:style-name="P10">Точки, що лежать всередині цього трикутника не може бути частиною опуклої оболонки і, отже, можуть бути проігноровані в наступних кроках.</text:p>
        </text:list-item>
        <text:list-item>
          <text:p text:style-name="P10">Повторіть попередні два кроки для двох ліній, утвореного трикутника (окрім початкової лінії).</text:p>
        </text:list-item>
        <text:list-item>
          <text:p text:style-name="P10">Продовжуйте робити так доти, поки більше точок не залишиться, у кінці рекурсії, вибрані точки, складуть опуклу оболонку.</text:p>
        </text:list-item>
      </text:list>
      <text:h text:style-name="P13" text:outline-level="3"><text:bookmark text:name=".D0.9F.D0.B5.D1.80.D0.B5.D0.B2.D0.B0.D0.B3.D0.B8"/><text:bookmark text:name="Переваги"/><text:span text:style-name="T6">Переваги</text:span></text:h>
      <text:list xml:id="list2268047619" text:style-name="L2">
        <text:list-item>
          <text:p text:style-name="P8"><text:span text:style-name="T2">Алгоритм легко </text:span><text:a xlink:type="simple" xlink:href="https://uk.wikipedia.org/wiki/Паралельні_обчислення" text:style-name="Internet_20_link" text:visited-style-name="Visited_20_Internet_20_Link"><text:span text:style-name="T4">розпаралелити</text:span></text:a><text:span text:style-name="T2">.</text:span></text:p>
        </text:list-item>
        <text:list-item>
          <text:p text:style-name="P9"><text:span text:style-name="T2">Складність в середньому n*log(n)</text:span></text:p>
        </text:list-item>
        <text:list-item>
          <text:p text:style-name="P12"><text:span text:style-name="T2">Алгоритм узагальнюється на довільну </text:span><text:a xlink:type="simple" xlink:href="https://uk.wikipedia.org/wiki/Розмірність_простору" text:style-name="Internet_20_link" text:visited-style-name="Visited_20_Internet_20_Link"><text:span text:style-name="T4">розмірність</text:span></text:a><text:span text:style-name="T2">.</text:span></text:p>
        </text:list-item>
      </text:list>
      <text:h text:style-name="P13" text:outline-level="3"><text:bookmark text:name=".D0.9D.D0.B5.D0.B4.D0.BE.D0.BB.D1.96.D0.BA.D0.B8"/><text:bookmark text:name="Недоліки"/><text:span text:style-name="T6">Недоліки</text:span></text:h>
      <text:list xml:id="list1508203788" text:style-name="L3">
        <text:list-item>
          <text:p text:style-name="P7">Висока квадратична трудомісткість в найгіршому випадку.</text:p>
        </text:list-item>
      </text:list>
      <text:p text:style-name="Text_20_body"/>
      <text:p text:style-name="P5">Example :</text:p>
      <text:p text:style-name="P14">Input : points[] = {{0, 3}, {1, 1}, {2, 2}, {4, 4},</text:p>
      <text:p text:style-name="P15"><text:s text:c="20"/><text:span text:style-name="T10">{0, 0}, {1, 2}, {3, 1}, {3, 3}};</text:span></text:p>
      <text:p text:style-name="P16">Output : <text:s/>The points in convex hull are:</text:p>
      <text:p text:style-name="P17"><text:span text:style-name="T8"><text:s text:c="10"/></text:span><text:span text:style-name="T9">(0, 0) (0, 3) (3, 1) (4, 4)</text:span></text:p>
      <text:p text:style-name="P16">Input : points[] = {{0, 3}, {1, 1}</text:p>
      <text:p text:style-name="P16">Output : Not Possible</text:p>
      <text:p text:style-name="P16">There must be at least three points to form a hull.</text:p>
      <text:p text:style-name="P17"/>
      <text:p text:style-name="P16">Input <text:s/>: points[] = {(0, 0), (0, 4), (-4, 0), (5, 0), </text:p>
      <text:p text:style-name="P15"><text:s text:c="21"/><text:span text:style-name="T10">(0, -6), (1, 0)};</text:span></text:p>
      <text:p text:style-name="P16">Output : (-4, 0), (5, 0), (0, -6), (0, 4)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Roboto" svg:font-family="Roboto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3:46:11.188389507</meta:creation-date>
    <dc:date>2020-03-04T23:51:02.758172346</dc:date>
    <meta:editing-duration>PT4M55S</meta:editing-duration>
    <meta:editing-cycles>1</meta:editing-cycles>
    <meta:document-statistic meta:table-count="0" meta:image-count="0" meta:object-count="0" meta:page-count="2" meta:paragraph-count="27" meta:word-count="241" meta:character-count="1525" meta:non-whitespace-character-count="1265"/>
    <meta:generator>LibreOffice/6.0.7.3$Linux_X86_64 LibreOffice_project/00m0$Build-3</meta:generator>
  </office:meta>
</office:document-meta>
</file>